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2pt" style:font-size-asian="12pt" style:font-size-complex="12pt"/>
    </style:style>
    <style:style style:name="P2" style:family="paragraph" style:parent-style-name="Standard" style:list-style-name="L5">
      <style:text-properties style:font-name="Comic Sans MS" fo:font-size="12pt" style:font-size-asian="12pt" style:font-size-complex="12pt"/>
    </style:style>
    <style:style style:name="P3" style:family="paragraph" style:parent-style-name="Standard" style:list-style-name="L1">
      <style:text-properties style:font-name="Comic Sans MS" fo:font-size="12pt" style:font-size-asian="12pt" style:font-size-complex="12pt"/>
    </style:style>
    <style:style style:name="P4" style:family="paragraph" style:parent-style-name="Standard" style:list-style-name="L2">
      <style:text-properties style:font-name="Comic Sans MS" fo:font-size="12pt" style:font-size-asian="12pt" style:font-size-complex="12pt"/>
    </style:style>
    <style:style style:name="P5" style:family="paragraph" style:parent-style-name="Standard" style:list-style-name="L3">
      <style:text-properties style:font-name="Comic Sans MS" fo:font-size="12pt" style:font-size-asian="12pt" style:font-size-complex="12pt"/>
    </style:style>
    <style:style style:name="P6" style:family="paragraph" style:parent-style-name="Standard" style:list-style-name="L4">
      <style:text-properties style:font-name="Comic Sans MS" fo:font-size="12pt" style:font-size-asian="12pt" style:font-size-complex="12pt"/>
    </style:style>
    <style:style style:name="P7" style:family="paragraph" style:parent-style-name="Heading_20_2">
      <style:paragraph-properties fo:margin-top="0.423cm" fo:margin-bottom="0.212cm" fo:keep-with-next="always"/>
      <style:text-properties style:font-name="Arial" fo:font-weight="bold" style:font-name-asian="SimSun" style:font-weight-asian="bold" style:font-name-complex="Mangal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jet Calas : 1<text:span text:style-name="T1">re</text:span> semaine d'écriture</text:h>
      <text:p text:style-name="P1">Vendredi 15 mars 2013</text:p>
      <text:p text:style-name="P1">Séance de 2 heures avec V. Banabéra (professeur d'Arts plastiques), I. Dario (réalisatrice), JL Kpodar (professeur de Français), la classe de 4<text:span text:style-name="T1">e</text:span> 3.</text:p>
      <text:h text:style-name="Heading_20_2" text:outline-level="2">Objectifs de la séance</text:h>
      <text:list xml:id="list37394270" text:style-name="L5">
        <text:list-item>
          <text:p text:style-name="P2">lancer le projet Calas par une mise en commun des idées des élèves concernant le projet : réflexions et intentions ;</text:p>
        </text:list-item>
        <text:list-item>
          <text:p text:style-name="P2">commencer l'écriture de la note d'intention : étape 1 : l'enquête.</text:p>
        </text:list-item>
      </text:list>
      <text:h text:style-name="Heading_20_2" text:outline-level="2">Déroulement</text:h>
      <text:p text:style-name="P1">Présentation du projet par I. Dario.</text:p>
      <text:p text:style-name="P1">Mise en commun des idées, à partir des questions suivantes :</text:p>
      <text:list xml:id="list36304135" text:style-name="L1">
        <text:list-item>
          <text:p text:style-name="P3">quels liens peut-on faire entre l'affaire Calas et le monde contemporain ?</text:p>
        </text:list-item>
        <text:list-item>
          <text:p text:style-name="P3">y a-t-il de l'intolérance de nos jours ? Le combat de Voltaire pour la tolérance, religieuse mais pas seulement, est-il un combat terminé ?</text:p>
        </text:list-item>
      </text:list>
      <text:h text:style-name="Heading_20_2" text:outline-level="2">Remarques d'élèves (résumées) :</text:h>
      <text:list xml:id="list37528426" text:continue-numbering="true" text:style-name="L1">
        <text:list-item>
          <text:p text:style-name="P3">Dans l'actualité, l'Affaire Merah (Toulouse, 2012) est une illustration du fanatisme religieux.</text:p>
        </text:list-item>
      </text:list>
      <text:list xml:id="list36308605" text:style-name="L2">
        <text:list-item>
          <text:p text:style-name="P4">Nous souhaitons faire un film contre l'intolérance, mais est-ce possible de lutter contre l'intolérance morale, quand il s'agit de changer des représentations, des valeurs ancrées chez les personnes ?</text:p>
        </text:list-item>
        <text:list-item>
          <text:p text:style-name="P4">Il faut insister sur les points que l'on veut mettre en avant, axer le film sur ces points.</text:p>
        </text:list-item>
        <text:list-item>
          <text:p text:style-name="P4">Il faut viser les jeunes, car ils représentent l'avenir.</text:p>
        </text:list-item>
        <text:list-item>
          <text:p text:style-name="P4">Il ne faut pas parler que de l'affaire Calas, mais faire le lien avec des questions, des situations, des affaires... actuelles.</text:p>
        </text:list-item>
      </text:list>
      <text:h text:style-name="Heading_20_2" text:outline-level="2">Questions à se poser pour la suite du projet :</text:h>
      <text:list xml:id="list36323984" text:style-name="L3">
        <text:list-item>
          <text:p text:style-name="P5">en quoi l'affaire Calas me renvoie à un problème d'aujourd'hui, dans l'actualité sociale, politique ou judiciaire ?</text:p>
        </text:list-item>
        <text:list-item>
          <text:p text:style-name="P5">ai-je déjà vécu une situation où je me suis senti dans une relation d'intolérance avec quelqu'un, dans un sens ou dans l'autre ?</text:p>
        </text:list-item>
      </text:list>
      <text:h text:style-name="P7" text:outline-level="2">A faire pour vendredi 22/03</text:h>
      <text:p text:style-name="P1">Interroger sa famille OU Interroger des ami(e)s OU Faire des recherches sur internet (trois groupes ont été composés) sur les questions suivantes :</text:p>
      <text:list xml:id="list36310951" text:style-name="L4">
        <text:list-item>
          <text:p text:style-name="P6">est-ce que vous connaissez (tu connais) l'affaire Calas ? Qu'est-ce que tu en sais ?</text:p>
        </text:list-item>
        <text:list-item>
          <text:p text:style-name="P6">est-ce que tu aimerais voir un film documentaire sur l'affaire Calas ?</text:p>
        </text:list-item>
        <text:list-item>
          <text:p text:style-name="P6">est-ce que cette affaire te fait penser à quelque chose d'actuel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4:33:19.27</meta:creation-date>
    <dc:date>2013-03-15T17:38:29.52</dc:date>
    <meta:editing-duration>PT2H14M35S</meta:editing-duration>
    <meta:editing-cycles>6</meta:editing-cycles>
    <meta:generator>LibreOffice/3.4$Win32 LibreOffice_project/340m1$Build-502</meta:generator>
    <meta:document-statistic meta:table-count="0" meta:image-count="0" meta:object-count="0" meta:page-count="1" meta:paragraph-count="25" meta:word-count="347" meta:character-count="2026" meta:non-whitespace-character-count="1718"/>
  </office:meta>
</office:document-meta>
</file>